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3"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190e25"/>
    </style:style>
    <style:style style:name="P4"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14ef64"/>
    </style:style>
    <style:style style:name="P5"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paragraph-rsid="000d764a"/>
    </style:style>
    <style:style style:name="P6"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officeooo:rsid="00036bc9" officeooo:paragraph-rsid="001538dd"/>
    </style:style>
    <style:style style:name="P7"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officeooo:rsid="001538dd" officeooo:paragraph-rsid="001538dd"/>
    </style:style>
    <style:style style:name="P8"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officeooo:rsid="001538dd" officeooo:paragraph-rsid="003231c4"/>
    </style:style>
    <style:style style:name="P9"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officeooo:rsid="003231c4" officeooo:paragraph-rsid="003235ea"/>
    </style:style>
    <style:style style:name="P10" style:family="paragraph" style:parent-style-name="Text_20_body">
      <style:paragraph-properties fo:margin-top="0cm" fo:margin-bottom="0cm" loext:contextual-spacing="false"/>
      <style:text-properties officeooo:rsid="0010e941" officeooo:paragraph-rsid="00136aa6"/>
    </style:style>
    <style:style style:name="P11" style:family="paragraph" style:parent-style-name="Subtitle">
      <style:text-properties officeooo:rsid="0002eaaa" officeooo:paragraph-rsid="0002eaaa"/>
    </style:style>
    <style:style style:name="P12" style:family="paragraph" style:parent-style-name="Title">
      <style:text-properties officeooo:rsid="0002eaaa" officeooo:paragraph-rsid="0002eaaa"/>
    </style:style>
    <style:style style:name="P13" style:family="paragraph" style:parent-style-name="Text_20_body" style:list-style-name="L1">
      <style:paragraph-properties fo:text-align="justify" style:justify-single-word="false"/>
      <style:text-properties officeooo:paragraph-rsid="00036bc9"/>
    </style:style>
    <style:style style:name="P14" style:family="paragraph" style:parent-style-name="Text_20_body" style:list-style-name="L1">
      <style:paragraph-properties fo:text-align="justify" style:justify-single-word="false"/>
      <style:text-properties officeooo:rsid="00036bc9" officeooo:paragraph-rsid="00036bc9"/>
    </style:style>
    <style:style style:name="P15" style:family="paragraph" style:parent-style-name="Text_20_body" style:list-style-name="L1">
      <style:paragraph-properties fo:text-align="justify" style:justify-single-word="false"/>
      <style:text-properties officeooo:rsid="00036bc9" officeooo:paragraph-rsid="000d764a"/>
    </style:style>
    <style:style style:name="P16" style:family="paragraph" style:parent-style-name="Text_20_body" style:list-style-name="L1">
      <style:paragraph-properties fo:text-align="justify" style:justify-single-word="false"/>
      <style:text-properties officeooo:rsid="00036bc9" officeooo:paragraph-rsid="000bade9"/>
    </style:style>
    <style:style style:name="P17"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officeooo:rsid="003fca90" officeooo:paragraph-rsid="003fca90"/>
    </style:style>
    <style:style style:name="P18"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417c0a" officeooo:paragraph-rsid="0045fe3e" style:font-weight-asian="bold" style:font-weight-complex="bold"/>
    </style:style>
    <style:style style:name="P19"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47deca" style:font-weight-asian="bold" style:font-weight-complex="bold"/>
    </style:style>
    <style:style style:name="P20"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4ae03f" style:font-weight-asian="bold" style:font-weight-complex="bold"/>
    </style:style>
    <style:style style:name="P21"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4ca720" style:font-weight-asian="bold" style:font-weight-complex="bold"/>
    </style:style>
    <style:style style:name="P22"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4dd602" style:font-weight-asian="bold" style:font-weight-complex="bold"/>
    </style:style>
    <style:style style:name="P23"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53b221" style:font-weight-asian="bold" style:font-weight-complex="bold"/>
    </style:style>
    <style:style style:name="P24" style:family="paragraph" style:parent-style-name="Heading_20_1">
      <style:text-properties officeooo:rsid="00036bc9" officeooo:paragraph-rsid="00036bc9"/>
    </style:style>
    <style:style style:name="T1" style:family="text">
      <style:text-properties officeooo:rsid="00036bc9"/>
    </style:style>
    <style:style style:name="T2" style:family="text">
      <style:text-properties fo:font-weight="bold" style:font-weight-asian="bold" style:font-weight-complex="bold"/>
    </style:style>
    <style:style style:name="T3" style:family="text">
      <style:text-properties fo:font-weight="bold" officeooo:rsid="0007f0bf" style:font-weight-asian="bold" style:font-weight-complex="bold"/>
    </style:style>
    <style:style style:name="T4" style:family="text">
      <style:text-properties fo:font-weight="bold" officeooo:rsid="00036bc9" style:font-weight-asian="bold" style:font-weight-complex="bold"/>
    </style:style>
    <style:style style:name="T5" style:family="text">
      <style:text-properties fo:font-weight="bold" officeooo:rsid="000b1597" style:font-weight-asian="bold" style:font-weight-complex="bold"/>
    </style:style>
    <style:style style:name="T6" style:family="text">
      <style:text-properties fo:font-weight="bold" officeooo:rsid="003231c4" style:font-weight-asian="bold" style:font-weight-complex="bold"/>
    </style:style>
    <style:style style:name="T7" style:family="text">
      <style:text-properties fo:font-weight="bold" officeooo:rsid="0045fe3e" style:font-weight-asian="bold" style:font-weight-complex="bold"/>
    </style:style>
    <style:style style:name="T8" style:family="text">
      <style:text-properties officeooo:rsid="000b1597"/>
    </style:style>
    <style:style style:name="T9" style:family="text">
      <style:text-properties officeooo:rsid="003231c4"/>
    </style:style>
    <style:style style:name="T10" style:family="text">
      <style:text-properties fo:font-style="italic" style:text-underline-style="none" officeooo:rsid="000b1597"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436185" style:font-weight-asian="normal" style:font-weight-complex="normal"/>
    </style:style>
    <style:style style:name="T13" style:family="text">
      <style:text-properties fo:font-weight="normal" officeooo:rsid="0046c1fa" style:font-weight-asian="normal" style:font-weight-complex="normal"/>
    </style:style>
    <style:style style:name="T14" style:family="text">
      <style:text-properties fo:font-weight="normal" officeooo:rsid="0045fe3e" style:font-weight-asian="normal" style:font-weight-complex="normal"/>
    </style:style>
    <style:style style:name="T15" style:family="text">
      <style:text-properties fo:font-weight="normal" officeooo:rsid="0047deca" style:font-weight-asian="normal" style:font-weight-complex="normal"/>
    </style:style>
    <style:style style:name="T16" style:family="text">
      <style:text-properties fo:font-weight="normal" officeooo:rsid="004810ef" style:font-weight-asian="normal" style:font-weight-complex="normal"/>
    </style:style>
    <style:style style:name="T17" style:family="text">
      <style:text-properties fo:font-weight="normal" officeooo:rsid="004ae03f" style:font-weight-asian="normal" style:font-weight-complex="normal"/>
    </style:style>
    <style:style style:name="T18" style:family="text">
      <style:text-properties fo:font-weight="normal" officeooo:rsid="004da447" style:font-weight-asian="normal" style:font-weight-complex="normal"/>
    </style:style>
    <style:style style:name="T19" style:family="text">
      <style:text-properties fo:font-weight="normal" officeooo:rsid="005008c7" style:font-weight-asian="normal" style:font-weight-complex="normal"/>
    </style:style>
    <style:style style:name="T20" style:family="text">
      <style:text-properties fo:font-weight="normal" officeooo:rsid="0053b221" style:font-weight-asian="normal" style:font-weight-complex="normal"/>
    </style:style>
    <style:style style:name="T21" style:family="text">
      <style:text-properties fo:font-weight="normal" officeooo:rsid="0054f83b" style:font-weight-asian="normal" style:font-weight-complex="normal"/>
    </style:style>
    <style:style style:name="T22" style:family="text">
      <style:text-properties fo:font-weight="normal" officeooo:rsid="005f66e9" style:font-weight-asian="normal" style:font-weight-complex="normal"/>
    </style:style>
    <style:style style:name="T23" style:family="text">
      <style:text-properties fo:font-weight="normal" officeooo:rsid="005fddc3" style:font-weight-asian="normal" style:font-weight-complex="normal"/>
    </style:style>
    <style:style style:name="T24" style:family="text">
      <style:text-properties fo:font-weight="normal" officeooo:rsid="0063a7e4" style:font-weight-asian="normal" style:font-weight-complex="normal"/>
    </style:style>
    <style:style style:name="T25" style:family="text">
      <style:text-properties fo:font-weight="normal" officeooo:rsid="006f8fe8" style:font-weight-asian="normal" style:font-weight-complex="normal"/>
    </style:style>
    <style:style style:name="T26" style:family="text">
      <style:text-properties fo:font-weight="normal" officeooo:rsid="0074ea05" style:font-weight-asian="normal" style:font-weight-complex="normal"/>
    </style:style>
    <style:style style:name="T27" style:family="text">
      <style:text-properties fo:font-weight="normal" officeooo:rsid="00761f12" style:font-weight-asian="normal" style:font-weight-complex="normal"/>
    </style:style>
    <style:style style:name="T28" style:family="text">
      <style:text-properties fo:font-weight="normal" officeooo:rsid="00766068" style:font-weight-asian="normal" style:font-weight-complex="normal"/>
    </style:style>
    <style:style style:name="T29" style:family="text">
      <style:text-properties fo:font-weight="normal" officeooo:rsid="007a18f3" style:font-weight-asian="normal" style:font-weight-complex="normal"/>
    </style:style>
    <style:style style:name="T30" style:family="text">
      <style:text-properties fo:font-weight="normal" officeooo:rsid="007bdc2e" style:font-weight-asian="normal" style:font-weight-complex="normal"/>
    </style:style>
    <style:style style:name="T31" style:family="text">
      <style:text-properties fo:font-weight="normal" officeooo:rsid="007e705a" style:font-weight-asian="normal" style:font-weight-complex="normal"/>
    </style:style>
    <style:style style:name="T32" style:family="text">
      <style:text-properties officeooo:rsid="00436185"/>
    </style:style>
    <style:style style:name="T33" style:family="text">
      <style:text-properties officeooo:rsid="0045fe3e"/>
    </style:style>
    <style:style style:name="T34" style:family="text">
      <style:text-properties officeooo:rsid="005880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a">
        <style:list-level-properties text:list-level-position-and-space-mode="label-alignment">
          <style:list-level-label-alignment text:label-followed-by="listtab" text:list-tab-stop-position="0.499cm" fo:text-indent="0.501cm" fo:margin-left="0.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istemas Distribuídos</text:p>
      <text:p text:style-name="P11">Primeira lista de exercícios</text:p>
      <text:p text:style-name="P10">Nome: Danilo de Oliveira</text:p>
      <text:p text:style-name="P10">Data: 17/04/2018</text:p>
      <text:h text:style-name="P24" text:outline-level="1">Capítulo 1</text:h>
      <text:list xml:id="list3594233195682683376" text:style-name="L1">
        <text:list-item>
          <text:p text:style-name="P14">Compare as definições de Sistema Distribuído feitas por Tanenbaum e por Coulouris (ver slides) e crie uma definição própria que contemple ambas.</text:p>
        </text:list-item>
      </text:list>
      <text:p text:style-name="P5"><text:span text:style-name="T10">Resposta</text:span><text:span text:style-name="T8">: </text:span></text:p>
      <text:list xml:id="list220313427840143" text:continue-numbering="true" text:style-name="L1">
        <text:list-item>
          <text:p text:style-name="P15">Qual o papel do Middleware em Sistemas Distribuídos?</text:p>
        </text:list-item>
      </text:list>
      <text:p text:style-name="P3"><text:span text:style-name="T10">Resposta</text:span><text:span text:style-name="T8">: O papel do Middleware em Sistemas Distribuídos é fornecer transparência de distribuição de recursos, abstrair a heterogeneidade dos componentes do Sistema Distribuído e oferecer uma visão de sistema único.</text:span></text:p>
      <text:list xml:id="list220313362666687" text:continue-numbering="true" text:style-name="L1">
        <text:list-item>
          <text:p text:style-name="P15">Quais são as metas de um Sistema Distribuído?</text:p>
        </text:list-item>
      </text:list>
      <text:p text:style-name="P4"><text:span text:style-name="T10">Resposta</text:span><text:span text:style-name="T8">: As metas de um Sistema Distribuído são (i) ocultar distribuição de recursos, (ii) ser aberto e (iii) poder ser expandido.</text:span></text:p>
      <text:list xml:id="list220314627863993" text:continue-numbering="true" text:style-name="L1">
        <text:list-item>
          <text:p text:style-name="P16">Duas motivações para a utilização de um Sistema Distribuído são (i) economia e (ii) colaboração (troca de informações). Cite 3 exemplos de cada uma.</text:p>
        </text:list-item>
      </text:list>
      <text:p text:style-name="P2"><text:span text:style-name="T10">Resposta</text:span><text:span text:style-name="T8">: </text:span></text:p>
      <text:p text:style-name="P6"><text:span text:style-name="T8"><text:s text:c="4"/>Exemplo 1 de economia: </text:span><text:span text:style-name="T5">Sistemas de computação em distribuídos</text:span><text:span text:style-name="T8">. Esses sistemas são utilizados para tarefas de computação de alto desempenho e, ao invés de utilizar supercomputadores de custo elevado, utiliza-se um conjunto de computadores para distribuir e paralelizar tarefas de computação.</text:span></text:p>
      <text:p text:style-name="P7"><text:s text:c="4"/>Exemplo 2<text:span text:style-name="T8"> de economia</text:span>: <text:span text:style-name="T2">Compartilhamento de recursos</text:span>. Com os sistemas distribuídos é possível compartilhar um recurso com diversos usuários/clientes. Por exemplo, uma impressora pode ser compartilhada em um sistema distribuído, evitando a compra de uma impressora para cada usuário/cliente.</text:p>
      <text:p text:style-name="P7"><text:s text:c="4"/>Exemplo 3<text:span text:style-name="T8"> de economia</text:span>: <text:span text:style-name="T2">Economia de tempo através de replicação</text:span>. Uma das técnicas de escalabilidade de um Sistema Distribuído é a replicação de componentes. Com a replicação, podemos conseguir economia no tempo. Por exemplo, um sistema web que possui usuários em diversos países, pode usar a replicação para replicar o servidor e colocar uma réplica em pontos estratégicos para servir aos clientes/usuários com maior rapidez.</text:p>
      <text:p text:style-name="P8"><text:s text:c="4"/><text:span text:style-name="T9">Exemplo 1 de colaboração: </text:span><text:span text:style-name="T6">Groupware</text:span><text:span text:style-name="T9">. O Groupware são sistemas que permitem pessoas dispersas geograficamente a trabalharem de forma colaborativa. Por exemplo, vídeo conferência ou edição de arquivos de forma colaborativa.</text:span></text:p>
      <text:p text:style-name="P9"><text:soft-page-break/><text:s text:c="4"/>Exemplo 2 de colaboração: <text:span text:style-name="T2">BitTorrent</text:span>. O BitTorrent é um protocolo de rede que permite fazer download ou uploade de arquivos de forma distribuída. Nesse sistema, os pares se conectam através de um servidor chamado "Tracker" e, a partir daí, começam a colaborar.</text:p>
      <text:p text:style-name="P9"><text:s text:c="4"/>Exemplo 3 de colaboração: <text:span text:style-name="T2">Google Maps</text:span>. O Google Maps possui uma funcionalidade que apresenta aos seus usuários a condição do trânsito. Os usuários que utilizam do serviço, colaboram enviando informações através do seu dispositivo.</text:p>
      <text:list xml:id="list220313855260016" text:continue-numbering="true" text:style-name="L1">
        <text:list-item>
          <text:p text:style-name="P16">Descreva brevemente os tipos de <text:span text:style-name="T3">t</text:span><text:span text:style-name="T2">ransparência</text:span>. Dê exemplos.</text:p>
        </text:list-item>
      </text:list>
      <text:p text:style-name="P2"><text:span text:style-name="T10">Resposta</text:span><text:span text:style-name="T8">:</text:span></text:p>
      <text:list xml:id="list6714871526410966591" text:style-name="L2">
        <text:list-item>
          <text:p text:style-name="P17"><text:span text:style-name="T7">Transparência de </text:span><text:span text:style-name="T2">Acesso</text:span>: <text:span text:style-name="T32">Oculta</text:span> as diferenças de representação de dados e a forma como os dados são acessados. <text:span text:style-name="T34">Por exemplo, o serviço de armazenamento chamado Dropbox. Nesse sistema, os dados podem estar armazenados em diferentes dispositivos com diferentes arquiteturas e representações de dados.</text:span></text:p>
        </text:list-item>
        <text:list-item>
          <text:p text:style-name="P18"><text:span text:style-name="T33">Transparência de </text:span>Localização<text:span text:style-name="T11">: </text:span><text:span text:style-name="T12">Oculta </text:span><text:span text:style-name="T13">a localização de um determinado arquivo. </text:span><text:span text:style-name="T22">Por exemplo, </text:span><text:span text:style-name="T23">um site na web que possui uma URL </text:span><text:a xlink:type="simple" xlink:href="http://www.exemplo.com.br/" text:style-name="Internet_20_link" text:visited-style-name="Visited_20_Internet_20_Link"><text:span text:style-name="T23">www.exemplo.com</text:span></text:a><text:span text:style-name="T23">. O endereço da URL oculta a localização </text:span><text:span text:style-name="T24">física </text:span><text:span text:style-name="T23">do servidor que responde a essa URL.</text:span></text:p>
        </text:list-item>
        <text:list-item>
          <text:p text:style-name="P19"><text:span text:style-name="T33">Transparência de Migração</text:span><text:span text:style-name="T14">: </text:span><text:span text:style-name="T15">Oculta o fato de que um recurso pode ser movido </text:span><text:span text:style-name="T16">para uma outra localização</text:span><text:span text:style-name="T15">. </text:span><text:span text:style-name="T25">Um exemplo é o servidor de arquivos do Google Drive. Um usuário pode possui arquivos em seu Google Drive que estão armazenados em determinado dispositivo fornecido pelo Google. Em um determinado momento, os dados do usuário podem ser migrados para outro servidor sem que o usuário perceba.</text:span></text:p>
        </text:list-item>
        <text:list-item>
          <text:p text:style-name="P20"><text:span text:style-name="T33">Transparência de Relocação</text:span><text:span text:style-name="T14">: </text:span><text:span text:style-name="T17">Oculta o fato de que um recurso pode ser movido para outra localização enquanto o mesmo está em uso. </text:span><text:span text:style-name="T26">Um exemplo de relocação, é o uso de dispositivos móveis em uma rede sem fio. O usuários podem se mover em um local sem se desconectar temporariamente.</text:span></text:p>
        </text:list-item>
        <text:list-item>
          <text:p text:style-name="P21"><text:span text:style-name="T33">Transparência de <text:s/>Replicação</text:span><text:span text:style-name="T14">: </text:span><text:span text:style-name="T18">Oculta o fato de que um recurso é replicado. </text:span><text:span text:style-name="T27">Por exemplo, a Rde de Distribuição de Conteúdo – CDN. </text:span><text:span text:style-name="T28">As CDNs possuem servidores que armazenam réplicas de conteúdo de outros sites no cache e entrega aos visitantes baseado na localização.</text:span></text:p>
        </text:list-item>
        <text:list-item>
          <text:p text:style-name="P22"><text:span text:style-name="T33">Transparência de Concorrência</text:span><text:span text:style-name="T14">: </text:span><text:span text:style-name="T19">Oculta o fato de que um recurso é compartilhado por mais de um usuário e que é acessado concorrentemente. </text:span><text:span text:style-name="T29">Um exemplo de transparência de concorrência é </text:span><text:span text:style-name="T30">um servidor da amazon que fornece serviços de computação para usuários. Esses servidores podem ser utilizados por vários usuários concorrentemente sem que os usuários percebam a concorrência.</text:span></text:p>
        </text:list-item>
        <text:list-item>
          <text:p text:style-name="P23"><text:span text:style-name="T33">Transparência de Falha</text:span><text:span text:style-name="T14">: </text:span><text:span text:style-name="T20">Oculta falhas </text:span><text:span text:style-name="T21">e recuperação de um recurso </text:span><text:span text:style-name="T20">quando elas ocorrem. </text:span><text:span text:style-name="T31">Um exemplo é quando um usuário tenta acessar uma página web, onde ocorre um erro na requisição e uma nova requisição é feita com sucesso, sem que o usuário perceba a recuperação da falha.</text:span></text:p>
        </text:list-item>
      </text:list>
      <text:list xml:id="list220312567088643" text:continue-list="list220313855260016" text:style-name="L1">
        <text:list-item>
          <text:p text:style-name="P16">Qual a diferença entre migração e relocação?</text:p>
        </text:list-item>
      </text:list>
      <text:p text:style-name="P2"><text:soft-page-break/><text:span text:style-name="T10">Resposta</text:span><text:span text:style-name="T8">: A migração ocorre quando um recurso é movido de um lugar para o outro quando o recurso não está em uso. A relocação ocorre quando o recurso é movido de um lugar para o outro enquanto em uso.</text:span></text:p>
      <text:list xml:id="list220314402701568" text:continue-numbering="true" text:style-name="L1">
        <text:list-item>
          <text:p text:style-name="P14">Qual a transparência mais difícil de ser implementada e porque?</text:p>
        </text:list-item>
      </text:list>
      <text:p text:style-name="P2"><text:span text:style-name="T10">Resposta</text:span><text:span text:style-name="T8">: A transparência mais difícil de ser implementada é a transparência de falha, pois é muito difícil distinguir quando um recurso está morto ou insuportavelmente lento.</text:span></text:p>
      <text:list xml:id="list220313882286222" text:continue-numbering="true" text:style-name="L1">
        <text:list-item>
          <text:p text:style-name="P14">Por que nem sempre é uma boa ideia visar à implementação do mais alto grau de transparência possível?</text:p>
        </text:list-item>
      </text:list>
      <text:p text:style-name="P2"><text:span text:style-name="T10">Resposta</text:span><text:span text:style-name="T8">: Existem ocasiões em que é melhor expor a distribuição em vez de tentar ocultá-la. Um exemplo seria uma aplicação de internet que tenta contatar um servidor repetidas vezes antes de desistir. Nesse caso, tentar mascarar uma falha de servidor, poderia reduzir a velocidade do sistema como <text:s/>um todo, sendo que poderia ser melhor desistir mais cedo ou permitir ao usuário cancelar as tentativas de contatar o servidor.</text:span></text:p>
      <text:list xml:id="list220313373777217" text:continue-numbering="true" text:style-name="L1">
        <text:list-item>
          <text:p text:style-name="P14">O que é um sistema distribuído <text:span text:style-name="T2">aberto</text:span> e quais os benefícios que a abertura proporciona?</text:p>
        </text:list-item>
      </text:list>
      <text:p text:style-name="P2"><text:span text:style-name="T10">Resposta</text:span><text:span text:style-name="T8">: </text:span></text:p>
      <text:list xml:id="list220312731116560" text:continue-numbering="true" text:style-name="L1">
        <text:list-item>
          <text:p text:style-name="P14">Diferencie <text:span text:style-name="T2">Interoperabilidade</text:span> e <text:span text:style-name="T2">Portabilidade</text:span>.</text:p>
        </text:list-item>
      </text:list>
      <text:p text:style-name="P2"><text:span text:style-name="T10">Resposta</text:span><text:span text:style-name="T8">:</text:span></text:p>
      <text:list xml:id="list220313647245506" text:continue-numbering="true" text:style-name="L1">
        <text:list-item>
          <text:p text:style-name="P14">Com relação a <text:span text:style-name="T2">Escalabilidade</text:span> de um sistema distribuído:</text:p>
          <text:list>
            <text:list-item>
              <text:p text:style-name="P13"><text:span text:style-name="T1">Descreva 3 </text:span><text:span text:style-name="T4">dimensões</text:span><text:span text:style-name="T1"> (medida de escalabilidade);</text:span></text:p>
            </text:list-item>
          </text:list>
        </text:list-item>
      </text:list>
      <text:p text:style-name="P1"><text:span text:style-name="T10">Resposta</text:span><text:span text:style-name="T8">:</text:span></text:p>
      <text:list xml:id="list220314216882232" text:continue-numbering="true" text:style-name="L1">
        <text:list-item>
          <text:list>
            <text:list-item>
              <text:p text:style-name="P14">Cite 3 exemplos de <text:span text:style-name="T2">limitações</text:span> (problemas de escalabilidade);</text:p>
            </text:list-item>
          </text:list>
        </text:list-item>
      </text:list>
      <text:p text:style-name="P1"><text:span text:style-name="T10">Resposta</text:span><text:span text:style-name="T8">:</text:span></text:p>
      <text:list xml:id="list220314595326674" text:continue-numbering="true" text:style-name="L1">
        <text:list-item>
          <text:list>
            <text:list-item>
              <text:p text:style-name="P14">Cite 3 <text:span text:style-name="T2">técnicas</text:span> (de escalabilidade).</text:p>
            </text:list-item>
          </text:list>
        </text:list-item>
      </text:list>
      <text:p text:style-name="P1"><text:span text:style-name="T10">Resposta</text:span><text:span text:style-name="T8">:</text:span></text:p>
      <text:list xml:id="list220314186683276" text:continue-numbering="true" text:style-name="L1">
        <text:list-item>
          <text:p text:style-name="P14">Aponte os desafios (ciladas) que tornam a construção de um Sistema Distribuído mais complexa que a de um sistema convencional.</text:p>
        </text:list-item>
      </text:list>
      <text:p text:style-name="P2"><text:span text:style-name="T10">Resposta</text:span><text:span text:style-name="T8">:</text:span></text:p>
      <text:list xml:id="list220313957371776" text:continue-numbering="true" text:style-name="L1">
        <text:list-item>
          <text:p text:style-name="P14">Qual a diferença entre a computação Cluster e a Grid?</text:p>
        </text:list-item>
      </text:list>
      <text:p text:style-name="P2"><text:span text:style-name="T10">Resposta</text:span><text:span text:style-name="T8">:</text:span></text:p>
      <text:list xml:id="list220312595358094" text:continue-numbering="true" text:style-name="L1">
        <text:list-item>
          <text:p text:style-name="P14">Quais as propriedades de uma transação?</text:p>
        </text:list-item>
      </text:list>
      <text:p text:style-name="P2"><text:span text:style-name="T10">Resposta</text:span><text:span text:style-name="T8">:</text:span></text:p>
      <text:list xml:id="list220312677435484" text:continue-numbering="true" text:style-name="L1">
        <text:list-item>
          <text:p text:style-name="P14">Explique o funcionamento de uma transação aninhada.</text:p>
        </text:list-item>
      </text:list>
      <text:p text:style-name="P2"><text:span text:style-name="T10">Resposta</text:span><text:span text:style-name="T8">:</text:span></text:p>
      <text:list xml:id="list220314688557181" text:continue-numbering="true" text:style-name="L1">
        <text:list-item>
          <text:p text:style-name="P14">O que é um monitor de processamento de transações (monitor TP)?</text:p>
        </text:list-item>
      </text:list>
      <text:p text:style-name="P2"><text:soft-page-break/><text:span text:style-name="T10">Resposta</text:span><text:span text:style-name="T8">:</text:span></text:p>
      <text:list xml:id="list220313548116956" text:continue-numbering="true" text:style-name="L1">
        <text:list-item>
          <text:p text:style-name="P14">Dê exemplos de sistemas pervasivos.</text:p>
        </text:list-item>
      </text:list>
      <text:p text:style-name="P2"><text:span text:style-name="T10">Resposta</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2eaa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09:16:05.303519941</meta:creation-date>
    <dc:date>2018-04-17T22:00:34.900189670</dc:date>
    <meta:editing-duration>PT1H42M33S</meta:editing-duration>
    <meta:editing-cycles>63</meta:editing-cycles>
    <meta:generator>LibreOffice/5.1.6.2$Linux_X86_64 LibreOffice_project/10m0$Build-2</meta:generator>
    <meta:document-statistic meta:table-count="0" meta:image-count="0" meta:object-count="0" meta:page-count="4" meta:paragraph-count="57" meta:word-count="1037" meta:character-count="6625" meta:non-whitespace-character-count="5642"/>
  </office:meta>
</office:document-meta>
</file>